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2fd0c67c0" style:family="table" style:master-page-name="ta-mp-0x7f52fd0c67c0">
      <style:table-properties table:display="true" style:writing-mode="lr-tb"/>
    </style:style>
    <style:style style:name="ta-0x7f52fd0c69b0" style:family="table" style:master-page-name="ta-mp-0x7f52fd0c69b0">
      <style:table-properties table:display="true" style:writing-mode="lr-tb"/>
    </style:style>
    <style:style style:name="ta-0x7f52fd0c6ba0" style:family="table" style:master-page-name="ta-mp-0x7f52fd0c6ba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92.25pt" style:use-optimal-column-width="true"/>
    </style:style>
    <style:style style:name="ACE-0x7f52fcb37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c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7820" style:family="table-cell" style:data-style-name="General">
      <style:table-cell-properties fo:background-color="#e6e6e6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850" style:family="table-cell" style:data-style-name="General">
      <style:table-cell-properties fo:background-color="#e6e6e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a7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94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978" style:family="table-cell" style:data-style-name="General">
      <style:table-cell-properties fo:background-color="#3465a4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2b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8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0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7b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8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a7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3e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e1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a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a9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bb0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aa0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1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50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cb3963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3c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cb38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de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bc8" style:family="table-cell" style:data-style-name="General">
      <style:table-cell-properties fo:background-color="#3465a4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7f1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c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2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758" style:family="table-cell" style:data-style-name="General">
      <style:table-cell-properties fo:background-color="#eeeeee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f40" style:family="table-cell" style:data-style-name="General">
      <style:table-cell-properties fo:background-color="#eeeeee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8160" style:family="table-cell" style:data-style-name="General">
      <style:table-cell-properties fo:background-color="#eeeeee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9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f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9ad0" style:family="table-cell" style:data-style-name="General">
      <style:table-cell-properties fo:background-color="#e6e6e6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9d8" style:family="table-cell" style:data-style-name="General">
      <style:table-cell-properties fo:background-color="#e6e6e6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bf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b00" style:family="table-cell" style:data-style-name="General">
      <style:table-cell-properties fo:background-color="#3465a4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cb3a8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9.00pt" fo:color="#000000" fo:font-family="Sans"/>
    </style:style>
    <style:style style:name="ACE-0x7f52fd8a814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c28" style:family="table-cell" style:data-style-name="General">
      <style:table-cell-properties fo:background-color="#3465a4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6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1c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930" style:family="table-cell" style:data-style-name="General">
      <style:table-cell-properties fo:background-color="#3465a4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dd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5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270" style:family="table-cell" style:data-style-name="General">
      <style:table-cell-properties fo:background-color="#eeeeee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a58" style:family="table-cell" style:data-style-name="General">
      <style:table-cell-properties fo:background-color="#eeeeee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410" style:family="table-cell" style:data-style-name="General">
      <style:table-cell-properties fo:background-color="#eeeeee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c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9d2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ef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02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d50" style:family="table-cell" style:data-style-name="General">
      <style:table-cell-properties fo:background-color="#3465a4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09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cb3a2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7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83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2fd8a99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d8a90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84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2fd8a96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E-0x7f52fd8a9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8.00pt" fo:color="#000000" fo:font-family="Arial"/>
    </style:style>
    <style:style style:name="ACOL-1" style:family="table-column">
      <style:table-column-properties style:column-width="89.25pt" style:use-optimal-column-width="true"/>
    </style:style>
    <style:style style:name="ACOL-2" style:family="table-column">
      <style:table-column-properties style:column-width="33.00pt" style:use-optimal-column-width="false"/>
    </style:style>
    <style:style style:name="ACOL-3" style:family="table-column">
      <style:table-column-properties style:column-width="24.00pt" style:use-optimal-column-width="false"/>
    </style:style>
    <style:style style:name="ACOL-4" style:family="table-column">
      <style:table-column-properties style:column-width="28.50pt" style:use-optimal-column-width="false"/>
    </style:style>
    <style:style style:name="ACOL-5" style:family="table-column">
      <style:table-column-properties style:column-width="105.00pt" style:use-optimal-column-width="false"/>
    </style:style>
    <style:style style:name="ACOL-6" style:family="table-column">
      <style:table-column-properties style:column-width="43.50pt" style:use-optimal-column-width="false"/>
    </style:style>
    <style:style style:name="ACOL-7" style:family="table-column"/>
    <style:style style:name="ACOL-8" style:family="table-column">
      <style:table-column-properties style:column-width="48.00pt" style:use-optimal-column-width="true"/>
    </style:style>
    <style:style style:name="ACOL-9" style:family="table-column">
      <style:table-column-properties style:column-width="89.25pt" style:use-optimal-column-width="false"/>
    </style:style>
    <style:style style:name="ACOL-10" style:family="table-column">
      <style:table-column-properties style:column-width="44.25pt" style:use-optimal-column-width="false"/>
    </style:style>
    <style:style style:name="ACOL-11" style:family="table-column">
      <style:table-column-properties style:column-width="12.00pt" style:use-optimal-column-width="false"/>
    </style:style>
    <style:style style:name="ACOL-12" style:family="table-column">
      <style:table-column-properties style:column-width="126.00pt" style:use-optimal-column-width="false"/>
    </style:style>
    <style:style style:name="ACOL-13" style:family="table-column">
      <style:table-column-properties style:column-width="130.50pt" style:use-optimal-column-width="false"/>
    </style:style>
    <style:style style:name="AROW-1" style:family="table-row">
      <style:table-row-properties style:row-height="26.25pt" style:use-optimal-row-height="false"/>
    </style:style>
    <style:style style:name="AROW-2" style:family="table-row"/>
    <style:style style:name="AROW-3" style:family="table-row">
      <style:table-row-properties style:row-height="6.00pt" style:use-optimal-row-height="false"/>
    </style:style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2.75pt" style:use-optimal-row-height="false"/>
    </style:style>
    <style:style style:name="AROW-6" style:family="table-row">
      <style:table-row-properties style:row-height="20.25pt" style:use-optimal-row-height="false"/>
    </style:style>
    <style:style style:name="AROW-7" style:family="table-row">
      <style:table-row-properties style:row-height="27.75pt" style:use-optimal-row-height="false"/>
    </style:style>
    <style:style style:name="AROW-8" style:family="table-row">
      <style:table-row-properties style:row-height="12.00pt" style:use-optimal-row-height="false"/>
    </style:style>
    <style:style style:name="AROW-9" style:family="table-row">
      <style:table-row-properties style:row-height="24.00pt" style:use-optimal-row-height="false"/>
    </style:style>
    <style:style style:name="AROW-10" style:family="table-row">
      <style:table-row-properties style:row-height="68.25pt" style:use-optimal-row-height="true"/>
    </style:style>
    <style:style style:name="AROW-11" style:family="table-row">
      <style:table-row-properties style:row-height="36.75pt" style:use-optimal-row-height="true"/>
    </style:style>
    <style:style style:name="AROW-12" style:family="table-row">
      <style:table-row-properties style:row-height="22.50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gnore me, I'm a dumb header that gnumeric is inserting" table:style-name="ta-0x7f52fd0c67c0" table:print="true">
        <office:forms form:automatic-focus="false" form:apply-design-mode="false">
          <form:form/>
        </office:forms>
        <table:table-column table:default-cell-style-name="ACE-0x7f52fcb37cc0" table:style-name="ACOL-1"/>
        <table:table-column table:default-cell-style-name="ACE-0x7f52fcb37cc0" table:style-name="ACOL-2"/>
        <table:table-column table:default-cell-style-name="ACE-0x7f52fcb37cc0" table:style-name="ACOL-3"/>
        <table:table-column table:default-cell-style-name="ACE-0x7f52fcb37cc0" table:style-name="ACOL-4"/>
        <table:table-column table:default-cell-style-name="ACE-0x7f52fcb37cc0" table:style-name="ACOL-5"/>
        <table:table-column table:default-cell-style-name="ACE-0x7f52fcb37cc0" table:style-name="ACOL-2"/>
        <table:table-column table:default-cell-style-name="ACE-0x7f52fcb37cc0" table:style-name="ACOL-6"/>
        <table:table-column table:default-cell-style-name="ACE-0x7f52fcb37cc0" table:style-name="ACOL-0" table:number-columns-repeated="3"/>
        <table:table-column table:default-cell-style-name="ACE-0x7f52fcb37cc0" table:style-name="ACOL-0" table:number-columns-repeated="246"/>
        <table:table-row table:style-name="AROW-1">
          <table:table-cell table:number-columns-spanned="5" table:style-name="ACE-0x7f52fcb376f8" office:value-type="string">
            <text:p>Table 1: Data - integration status and availability</text:p>
          </table:table-cell>
          <table:covered-table-cell table:number-columns-repeated="4"/>
          <table:table-cell table:style-name="ACE-0x7f52fcb376f8"/>
          <table:table-cell table:number-columns-repeated="250" table:style-name="ACE-0x7f52fcb37cc0"/>
        </table:table-row>
        <table:table-row table:style-name="AROW-0">
          <table:table-cell table:number-columns-spanned="2" table:style-name="ACE-0x7f52fcb37820" office:value-type="string">
            <text:p>GENOME ANNOTATION</text:p>
          </table:table-cell>
          <table:covered-table-cell/>
          <table:table-cell table:style-name="ACE-0x7f52fcb39190"/>
          <table:table-cell table:number-columns-spanned="3" table:style-name="ACE-0x7f52fcb37820" office:value-type="string">
            <text:p>PROTEINS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948" office:value-type="string">
            <text:p>sequence</text:p>
          </table:table-cell>
          <table:table-cell table:style-name="ACE-0x7f52fcb38978"/>
          <table:table-cell table:style-name="ACE-0x7f52fcb39190"/>
          <table:table-cell table:number-columns-spanned="2" table:style-name="ACE-0x7f52fcb392b8" office:value-type="string">
            <text:p>sequence</text:p>
          </table:table-cell>
          <table:covered-table-cell/>
          <table:table-cell table:style-name="ACE-0x7f52fcb3897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genes</text:p>
          </table:table-cell>
          <table:table-cell table:style-name="ACE-0x7f52fcb38aa0"/>
          <table:table-cell table:style-name="ACE-0x7f52fcb39190"/>
          <table:table-cell table:number-columns-spanned="2" table:style-name="ACE-0x7f52fcb393e0" office:value-type="string">
            <text:p>feature locations [1]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transcripts</text:p>
          </table:table-cell>
          <table:table-cell table:style-name="ACE-0x7f52fcb38aa0"/>
          <table:table-cell table:style-name="ACE-0x7f52fcb39190"/>
          <table:table-cell table:number-columns-spanned="2" table:style-name="ACE-0x7f52fcb393e0" office:value-type="string">
            <text:p>domain content [1]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exons</text:p>
          </table:table-cell>
          <table:table-cell table:style-name="ACE-0x7f52fcb38aa0"/>
          <table:table-cell table:style-name="ACE-0x7f52fcb39190"/>
          <table:table-cell table:number-columns-spanned="2" table:style-name="ACE-0x7f52fcb393e0" office:value-type="string">
            <text:p>protein-protein interactions [1]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regulatory regions</text:p>
          </table:table-cell>
          <table:table-cell table:style-name="ACE-0x7f52fcb38aa0"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a70" office:value-type="string">
            <text:p>probes</text:p>
          </table:table-cell>
          <table:table-cell table:style-name="ACE-0x7f52fcb38aa0"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a70" office:value-type="string">
            <text:p>markers</text:p>
          </table:table-cell>
          <table:table-cell table:style-name="ACE-0x7f52fcb38aa0"/>
          <table:table-cell table:style-name="ACE-0x7f52fcb39190"/>
          <table:table-cell table:number-columns-spanned="3" table:style-name="ACE-0x7f52fcb37820" office:value-type="string">
            <text:p>GENE EXPRESSION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b98"/>
          <table:table-cell table:number-columns-repeated="2" table:style-name="ACE-0x7f52fcb384d8"/>
          <table:table-cell table:number-columns-spanned="2" table:style-name="ACE-0x7f52fcb39508" office:value-type="string">
            <text:p>microarray experiments [1]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number-columns-repeated="3" table:style-name="ACE-0x7f52fcb37cc0"/>
          <table:table-cell table:number-columns-spanned="2" table:style-name="ACE-0x7f52fcb39630" office:value-type="string">
            <text:p>in situ hybridisations [2]</text:p>
          </table:table-cell>
          <table:covered-table-cell/>
          <table:table-cell table:style-name="ACE-0x7f52fcb38e18"/>
          <table:table-cell table:number-columns-repeated="250" table:style-name="ACE-0x7f52fcb37cc0"/>
        </table:table-row>
        <table:table-row table:style-name="AROW-0">
          <table:table-cell table:number-columns-spanned="2" table:style-name="ACE-0x7f52fcb37820" office:value-type="string">
            <text:p>COMPARATIVE</text:p>
          </table:table-cell>
          <table:covered-table-cell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948" office:value-type="string">
            <text:p>curated orthologs</text:p>
          </table:table-cell>
          <table:table-cell table:style-name="ACE-0x7f52fcb38978"/>
          <table:table-cell table:style-name="ACE-0x7f52fcb39190"/>
          <table:table-cell table:number-columns-repeated="253" table:style-name="ACE-0x7f52fcb37cc0"/>
        </table:table-row>
        <table:table-row table:style-name="AROW-0">
          <table:table-cell table:style-name="ACE-0x7f52fcb37a70" office:value-type="string">
            <text:p>curated paralogs</text:p>
          </table:table-cell>
          <table:table-cell table:style-name="ACE-0x7f52fcb38aa0"/>
          <table:table-cell table:style-name="ACE-0x7f52fcb39190"/>
          <table:table-cell table:number-columns-spanned="3" table:style-name="ACE-0x7f52fcb37820" office:value-type="string">
            <text:p>STOCKS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de8" office:value-type="string">
            <text:p>computed orthologs</text:p>
          </table:table-cell>
          <table:table-cell table:style-name="ACE-0x7f52fcb38bc8"/>
          <table:table-cell table:style-name="ACE-0x7f52fcb39190"/>
          <table:table-cell table:number-columns-spanned="2" table:style-name="ACE-0x7f52fcb37948" office:value-type="string">
            <text:p>mutant lines</text:p>
          </table:table-cell>
          <table:covered-table-cell/>
          <table:table-cell table:style-name="ACE-0x7f52fcb38978"/>
          <table:table-cell table:number-columns-repeated="250" table:style-name="ACE-0x7f52fcb37cc0"/>
        </table:table-row>
        <table:table-row table:style-name="AROW-0">
          <table:table-cell table:style-name="ACE-0x7f52fcb37f10" office:value-type="string">
            <text:p>computed paralogs</text:p>
          </table:table-cell>
          <table:table-cell table:style-name="ACE-0x7f52fcb38aa0"/>
          <table:table-cell table:style-name="ACE-0x7f52fcb39190"/>
          <table:table-cell table:number-columns-spanned="2" table:style-name="ACE-0x7f52fcb37de8" office:value-type="string">
            <text:p>transgenic lines</text:p>
          </table:table-cell>
          <table:covered-table-cell/>
          <table:table-cell table:style-name="ACE-0x7f52fcb38bc8"/>
          <table:table-cell table:number-columns-repeated="250" table:style-name="ACE-0x7f52fcb37cc0"/>
        </table:table-row>
        <table:table-row table:style-name="AROW-0">
          <table:table-cell table:style-name="ACE-0x7f52fcb38038"/>
          <table:table-cell table:style-name="ACE-0x7f52fcb38cf0"/>
          <table:table-cell table:style-name="ACE-0x7f52fcb39190"/>
          <table:table-cell table:number-columns-spanned="2" table:style-name="ACE-0x7f52fcb37f10" office:value-type="string">
            <text:p>strains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style-name="ACE-0x7f52fcb37b98"/>
          <table:table-cell table:number-columns-repeated="2" table:style-name="ACE-0x7f52fcb384d8"/>
          <table:table-cell table:number-columns-repeated="2" table:style-name="ACE-0x7f52fcb37b98"/>
          <table:table-cell table:style-name="ACE-0x7f52fcb39190"/>
          <table:table-cell table:number-columns-repeated="250" table:style-name="ACE-0x7f52fcb37cc0"/>
        </table:table-row>
        <table:table-row table:style-name="AROW-0">
          <table:table-cell table:number-columns-spanned="2" table:style-name="ACE-0x7f52fcb37820" office:value-type="string">
            <text:p>GENETICS</text:p>
          </table:table-cell>
          <table:covered-table-cell/>
          <table:table-cell table:style-name="ACE-0x7f52fcb39190"/>
          <table:table-cell table:number-columns-repeated="2" table:style-name="ACE-0x7f52fcb37b98"/>
          <table:table-cell table:style-name="ACE-0x7f52fcb39190"/>
          <table:table-cell table:number-columns-repeated="250" table:style-name="ACE-0x7f52fcb37cc0"/>
        </table:table-row>
        <table:table-row table:style-name="AROW-0">
          <table:table-cell table:style-name="ACE-0x7f52fcb37948" office:value-type="string">
            <text:p>alleles</text:p>
          </table:table-cell>
          <table:table-cell table:style-name="ACE-0x7f52fcb38978"/>
          <table:table-cell table:style-name="ACE-0x7f52fcb39190"/>
          <table:table-cell table:number-columns-spanned="3" table:style-name="ACE-0x7f52fcb37820" office:value-type="string">
            <text:p>OTHER</text:p>
          </table:table-cell>
          <table:covered-table-cell table:number-columns-repeated="2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SNPs [3]</text:p>
          </table:table-cell>
          <table:table-cell table:style-name="ACE-0x7f52fcb38e18"/>
          <table:table-cell table:style-name="ACE-0x7f52fcb39190"/>
          <table:table-cell table:number-columns-spanned="2" table:style-name="ACE-0x7f52fcb37948" office:value-type="string">
            <text:p>gene ontology</text:p>
          </table:table-cell>
          <table:covered-table-cell/>
          <table:table-cell table:style-name="ACE-0x7f52fcb38978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genotypes</text:p>
          </table:table-cell>
          <table:table-cell table:style-name="ACE-0x7f52fcb38aa0"/>
          <table:table-cell table:style-name="ACE-0x7f52fcb39190"/>
          <table:table-cell table:number-columns-spanned="2" table:style-name="ACE-0x7f52fcb37a70" office:value-type="string">
            <text:p>disease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style-name="ACE-0x7f52fcb37a70" office:value-type="string">
            <text:p>linkage [3]</text:p>
          </table:table-cell>
          <table:table-cell table:style-name="ACE-0x7f52fcb38e18"/>
          <table:table-cell table:style-name="ACE-0x7f52fcb39190"/>
          <table:table-cell table:number-columns-spanned="2" table:style-name="ACE-0x7f52fcb37a70" office:value-type="string">
            <text:p>anatomy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style-name="ACE-0x7f52fcb37de8" office:value-type="string">
            <text:p>QTLs [4]</text:p>
          </table:table-cell>
          <table:table-cell table:style-name="ACE-0x7f52fcb38e18"/>
          <table:table-cell table:style-name="ACE-0x7f52fcb39190"/>
          <table:table-cell table:number-columns-spanned="2" table:style-name="ACE-0x7f52fcb37de8" office:value-type="string">
            <text:p>phenotypes</text:p>
          </table:table-cell>
          <table:covered-table-cell/>
          <table:table-cell table:style-name="ACE-0x7f52fcb38bc8"/>
          <table:table-cell table:number-columns-repeated="250" table:style-name="ACE-0x7f52fcb37cc0"/>
        </table:table-row>
        <table:table-row table:style-name="AROW-0">
          <table:table-cell table:style-name="ACE-0x7f52fcb37f10" office:value-type="string">
            <text:p>genetic interactions</text:p>
          </table:table-cell>
          <table:table-cell table:style-name="ACE-0x7f52fcb38aa0"/>
          <table:table-cell table:style-name="ACE-0x7f52fcb39190"/>
          <table:table-cell table:number-columns-spanned="2" table:style-name="ACE-0x7f52fcb38288" office:value-type="string">
            <text:p>pathways</text:p>
          </table:table-cell>
          <table:covered-table-cell/>
          <table:table-cell table:style-name="ACE-0x7f52fcb38bc8"/>
          <table:table-cell table:number-columns-repeated="250" table:style-name="ACE-0x7f52fcb37cc0"/>
        </table:table-row>
        <table:table-row table:style-name="AROW-0">
          <table:table-cell table:number-columns-repeated="3" table:style-name="ACE-0x7f52fcb37b98"/>
          <table:table-cell table:number-columns-spanned="2" table:style-name="ACE-0x7f52fcb37f10" office:value-type="string">
            <text:p>publications</text:p>
          </table:table-cell>
          <table:covered-table-cell/>
          <table:table-cell table:style-name="ACE-0x7f52fcb38aa0"/>
          <table:table-cell table:number-columns-repeated="250" table:style-name="ACE-0x7f52fcb37cc0"/>
        </table:table-row>
        <table:table-row table:style-name="AROW-0">
          <table:table-cell table:number-columns-repeated="5" table:style-name="ACE-0x7f52fcb37b98"/>
          <table:table-cell table:style-name="ACE-0x7f52fcb39190"/>
          <table:table-cell table:number-columns-repeated="250" table:style-name="ACE-0x7f52fcb37cc0"/>
        </table:table-row>
        <table:table-row table:style-name="AROW-0">
          <table:table-cell table:number-columns-spanned="5" table:style-name="ACE-0x7f52fcb38160" office:value-type="string">
            <text:p>"NEXT GENERATION" SEQUENCING DATA SETS</text:p>
          </table:table-cell>
          <table:covered-table-cell table:number-columns-repeated="4"/>
          <table:table-cell table:style-name="ACE-0x7f52fcb39758"/>
          <table:table-cell table:number-columns-repeated="250" table:style-name="ACE-0x7f52fcb37cc0"/>
        </table:table-row>
        <table:table-row table:style-name="AROW-0">
          <table:table-cell table:number-columns-spanned="5" table:style-name="ACE-0x7f52fcb38288" office:value-type="string">
            <text:p>RNA-seq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8288" office:value-type="string">
            <text:p>transcription factor ChIP-seq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8288" office:value-type="string">
            <text:p>histone mark ChIP-seq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8288" office:value-type="string">
            <text:p>variation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0">
          <table:table-cell table:number-columns-spanned="5" table:style-name="ACE-0x7f52fcb37f10" office:value-type="string">
            <text:p>DNA methylation</text:p>
          </table:table-cell>
          <table:covered-table-cell table:number-columns-repeated="4"/>
          <table:table-cell table:style-name="ACE-0x7f52fcb38e18"/>
          <table:table-cell table:number-columns-repeated="2" table:style-name="ACE-0x7f52fcb37cc0"/>
          <table:table-cell table:number-columns-repeated="4" table:style-name="ACE-0x7f52fcb39880"/>
          <table:table-cell table:number-columns-repeated="244" table:style-name="ACE-0x7f52fcb37cc0"/>
        </table:table-row>
        <table:table-row table:style-name="AROW-3"/>
        <table:table-row table:style-name="AROW-4">
          <table:table-cell table:style-name="ACE-0x7f52fcb383b0"/>
          <table:table-cell table:number-columns-repeated="2" table:style-name="ACE-0x7f52fcb37cc0"/>
          <table:table-cell table:number-columns-spanned="2" table:style-name="ACE-0x7f52fd8a8838" office:value-type="string">
            <text:p>Already available in:</text:p>
          </table:table-cell>
          <table:covered-table-cell/>
          <table:table-cell table:style-name="Gnumeric-default"/>
          <table:table-cell table:number-columns-repeated="250" table:style-name="ACE-0x7f52fcb37cc0"/>
        </table:table-row>
        <table:table-row table:style-name="AROW-5">
          <table:table-cell table:number-rows-spanned="2" table:style-name="ACE-0x7f52fd8a9ab8" office:value-type="string">
            <text:p>Data in majority of MOD-InterMines</text:p>
          </table:table-cell>
          <table:table-cell table:style-name="ACE-0x7f52fd8a93c8"/>
          <table:table-cell table:style-name="Gnumeric-default"/>
          <table:table-cell table:style-name="ACE-0x7f52fd8aa9c0" office:value-type="string">
            <text:p>[1]</text:p>
          </table:table-cell>
          <table:table-cell table:style-name="ACE-0x7f52fd8a9740" office:value-type="string">
            <text:p>RatMine and YeastMine <text:s/></text:p>
          </table:table-cell>
          <table:table-cell table:style-name="Gnumeric-default"/>
          <table:table-cell table:number-columns-repeated="250" table:style-name="ACE-0x7f52fcb37cc0"/>
        </table:table-row>
        <table:table-row table:style-name="AROW-4">
          <table:covered-table-cell/>
          <table:table-cell table:style-name="ACE-0x7f52fcb37cc0"/>
          <table:table-cell table:style-name="Gnumeric-default"/>
          <table:table-cell table:style-name="ACE-0x7f52fd8aa9c0" office:value-type="string">
            <text:p>[2]</text:p>
          </table:table-cell>
          <table:table-cell table:style-name="ACE-0x7f52fd8a9740" office:value-type="string">
            <text:p>MouseMine and ZebrafishMine</text:p>
          </table:table-cell>
          <table:table-cell table:style-name="Gnumeric-default"/>
          <table:table-cell table:number-columns-repeated="250" table:style-name="ACE-0x7f52fcb37cc0"/>
        </table:table-row>
        <table:table-row table:style-name="AROW-5">
          <table:table-cell table:number-rows-spanned="2" table:style-name="ACE-0x7f52fd8a9ab8" office:value-type="string">
            <text:p>Data not loaded into MOD-InterMines unless noted</text:p>
          </table:table-cell>
          <table:table-cell table:style-name="ACE-0x7f52fd8a8bb0"/>
          <table:table-cell table:style-name="Gnumeric-default"/>
          <table:table-cell table:style-name="ACE-0x7f52fd8aa9c0" office:value-type="string">
            <text:p>[3]</text:p>
          </table:table-cell>
          <table:table-cell table:number-columns-spanned="2" table:style-name="ACE-0x7f52fd8a9ab8" office:value-type="string">
            <text:p>RatMine and ZebrafishMine</text:p>
          </table:table-cell>
          <table:covered-table-cell/>
          <table:table-cell table:number-columns-repeated="250" table:style-name="ACE-0x7f52fcb37cc0"/>
        </table:table-row>
        <table:table-row table:style-name="AROW-6">
          <table:covered-table-cell/>
          <table:table-cell table:style-name="ACE-0x7f52fcb37cc0" office:value-type="string">
            <text:p><text:s/></text:p>
          </table:table-cell>
          <table:table-cell table:style-name="Gnumeric-default"/>
          <table:table-cell table:style-name="ACE-0x7f52fd8aa9c0" office:value-type="string">
            <text:p>[4]</text:p>
          </table:table-cell>
          <table:table-cell table:number-columns-spanned="2" table:style-name="ACE-0x7f52fd8a9ab8" office:value-type="string">
            <text:p>RatMine and MouseMine</text:p>
          </table:table-cell>
          <table:covered-table-cell/>
          <table:table-cell table:number-columns-repeated="250" table:style-name="ACE-0x7f52fcb37cc0"/>
        </table:table-row>
        <table:table-row table:style-name="AROW-7">
          <table:table-cell table:number-columns-spanned="7" table:style-name="ACE-0x7f52fd8aa770" office:value-type="string">
            <text:p>Further details available via the data section of each MOD-InterMine.</text:p>
          </table:table-cell>
          <table:covered-table-cell table:number-columns-repeated="6"/>
          <table:table-cell table:number-columns-repeated="249" table:style-name="ACE-0x7f52fcb37cc0"/>
        </table:table-row>
        <table:table-row table:style-name="AROW-0">
          <table:table-cell table:style-name="ACE-0x7f52fcb38728"/>
          <table:table-cell table:number-columns-repeated="5" table:style-name="ACE-0x7f52fcb39068"/>
          <table:table-cell table:number-columns-repeated="250" table:style-name="ACE-0x7f52fcb37cc0"/>
        </table:table-row>
        <table:table-row table:style-name="AROW-8">
          <table:table-cell table:style-name="Gnumeric-default"/>
          <table:table-cell table:number-columns-repeated="4" table:style-name="ACE-0x7f52fcb39068"/>
          <table:table-cell table:number-columns-repeated="251" table:style-name="ACE-0x7f52fcb37cc0"/>
        </table:table-row>
        <table:table-row table:style-name="AROW-4">
          <table:table-cell table:style-name="ACE-0x7f52fcb37b98"/>
          <table:table-cell table:number-columns-repeated="255" table:style-name="ACE-0x7f52fcb37cc0"/>
        </table:table-row>
        <table:table-row table:style-name="AROW-0"/>
        <table:table-row table:style-name="AROW-9">
          <table:table-cell table:style-name="ACE-0x7f52fcb37cc0"/>
          <table:table-cell table:number-columns-repeated="4" table:style-name="ACE-0x7f52fcb39068"/>
          <table:table-cell table:number-columns-repeated="251" table:style-name="ACE-0x7f52fcb37cc0"/>
        </table:table-row>
        <table:table-row table:style-name="AROW-0" table:number-rows-repeated="5"/>
        <table:table-row table:style-name="AROW-10"/>
        <table:table-row table:style-name="AROW-0" table:number-rows-repeated="65485"/>
        <table:named-expressions>
          <table:named-expression table:name="Print_Area" table:expression="of:=#REF!" table:base-cell-address="$'ignore me, I''m a dumb header that gnumeric is inserting'.$A$1"/>
          <table:named-expression table:name="Sheet_Title" table:expression="of:=&quot;ignore me, I'm a dumb header that gnumeric is inserting&quot;" table:base-cell-address="$'ignore me, I''m a dumb header that gnumeric is inserting'.$A$1"/>
        </table:named-expressions>
        <gnm:selections gnm:cursor-col="7" gnm:cursor-row="0">
          <gnm:selection gnm:start-col="6" gnm:start-row="0" gnm:end-col="7" gnm:end-row="0"/>
        </gnm:selections>
      </table:table>
      <table:table table:name="uppercase" table:style-name="ta-0x7f52fd0c69b0" table:print="true">
        <office:forms form:automatic-focus="false" form:apply-design-mode="false">
          <form:form/>
        </office:forms>
        <table:table-column table:default-cell-style-name="ACE-0x7f52fcb39f70" table:style-name="ACOL-9"/>
        <table:table-column table:default-cell-style-name="ACE-0x7f52fcb39f70" table:style-name="ACOL-10"/>
        <table:table-column table:default-cell-style-name="ACE-0x7f52fcb39f70" table:style-name="ACOL-11"/>
        <table:table-column table:default-cell-style-name="ACE-0x7f52fcb39f70" table:style-name="ACOL-12"/>
        <table:table-column table:default-cell-style-name="ACE-0x7f52fcb39f70" table:style-name="ACOL-10"/>
        <table:table-column table:default-cell-style-name="ACE-0x7f52fcb39f70" table:style-name="ACOL-8" table:number-columns-repeated="251"/>
        <table:table-row table:style-name="AROW-0">
          <table:table-cell table:number-columns-spanned="5" table:style-name="ACE-0x7f52fcb399a8" office:value-type="string">
            <text:p>Data Use and Availability for the InterMOD project</text:p>
          </table:table-cell>
          <table:covered-table-cell table:number-columns-repeated="4"/>
          <table:table-cell table:number-columns-repeated="251" table:style-name="ACE-0x7f52fcb39f70"/>
        </table:table-row>
        <table:table-row table:style-name="AROW-0">
          <table:table-cell table:number-columns-spanned="2" table:style-name="ACE-0x7f52fcb39ad0" office:value-type="string">
            <text:p>GENOME ANNOTATION</text:p>
          </table:table-cell>
          <table:covered-table-cell/>
          <table:table-cell table:style-name="ACE-0x7f52fd8a7ca8"/>
          <table:table-cell table:number-columns-spanned="2" table:style-name="ACE-0x7f52fcb39ad0" office:value-type="string">
            <text:p>PROTEINS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9bf8" office:value-type="string">
            <text:p>Sequence</text:p>
          </table:table-cell>
          <table:table-cell table:style-name="ACE-0x7f52fcb3ab00"/>
          <table:table-cell table:style-name="ACE-0x7f52fd8a7ca8"/>
          <table:table-cell table:style-name="ACE-0x7f52fcb39bf8" office:value-type="string">
            <text:p>Sequence</text:p>
          </table:table-cell>
          <table:table-cell table:style-name="ACE-0x7f52fcb3ab00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Genes</text:p>
          </table:table-cell>
          <table:table-cell table:style-name="ACE-0x7f52fcb3ac28"/>
          <table:table-cell table:style-name="ACE-0x7f52fd8a7ca8"/>
          <table:table-cell table:style-name="ACE-0x7f52fd8a7dd0" office:value-type="string">
            <text:p>Feature location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Transcripts</text:p>
          </table:table-cell>
          <table:table-cell table:style-name="ACE-0x7f52fcb3ac28"/>
          <table:table-cell table:style-name="ACE-0x7f52fd8a7ca8"/>
          <table:table-cell table:style-name="ACE-0x7f52fd8a7dd0" office:value-type="string">
            <text:p>Domain content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Exons</text:p>
          </table:table-cell>
          <table:table-cell table:style-name="ACE-0x7f52fcb3ac28"/>
          <table:table-cell table:style-name="ACE-0x7f52fd8a7ca8"/>
          <table:table-cell table:style-name="ACE-0x7f52fd8a7dd0" office:value-type="string">
            <text:p>Protein-protein interaction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Regulatory regions</text:p>
          </table:table-cell>
          <table:table-cell table:style-name="ACE-0x7f52fcb3ac28"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d20" office:value-type="string">
            <text:p>Probes</text:p>
          </table:table-cell>
          <table:table-cell table:style-name="ACE-0x7f52fcb3ac28"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d20" office:value-type="string">
            <text:p>Markers</text:p>
          </table:table-cell>
          <table:table-cell table:style-name="ACE-0x7f52fcb3ac28"/>
          <table:table-cell table:style-name="ACE-0x7f52fd8a7ca8"/>
          <table:table-cell table:number-columns-spanned="2" table:style-name="ACE-0x7f52fcb39ad0" office:value-type="string">
            <text:p>GENE EXPRESSION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9e48"/>
          <table:table-cell table:number-columns-repeated="2" table:style-name="ACE-0x7f52fcb3a788"/>
          <table:table-cell table:style-name="ACE-0x7f52fd8a7ef8" office:value-type="string">
            <text:p>Microarray experiments</text:p>
          </table:table-cell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repeated="3" table:style-name="ACE-0x7f52fcb39f70"/>
          <table:table-cell table:style-name="ACE-0x7f52fd8a8020" office:value-type="string">
            <text:p><text:span text:style-name="AC-italic">In situ</text:span> hybridisation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0">
          <table:table-cell table:number-columns-spanned="2" table:style-name="ACE-0x7f52fcb39ad0" office:value-type="string">
            <text:p>COMPARATIVE</text:p>
          </table:table-cell>
          <table:covered-table-cell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bf8" office:value-type="string">
            <text:p>Curated orthologs</text:p>
          </table:table-cell>
          <table:table-cell table:style-name="ACE-0x7f52fcb3ab00"/>
          <table:table-cell table:style-name="ACE-0x7f52fd8a7ca8"/>
          <table:table-cell table:number-columns-repeated="253" table:style-name="ACE-0x7f52fcb39f70"/>
        </table:table-row>
        <table:table-row table:style-name="AROW-0">
          <table:table-cell table:style-name="ACE-0x7f52fcb39d20" office:value-type="string">
            <text:p>Curated paralogs</text:p>
          </table:table-cell>
          <table:table-cell table:style-name="ACE-0x7f52fcb3ac28"/>
          <table:table-cell table:style-name="ACE-0x7f52fd8a7ca8"/>
          <table:table-cell table:number-columns-spanned="2" table:style-name="ACE-0x7f52fcb39ad0" office:value-type="string">
            <text:p>STOCKS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a098" office:value-type="string">
            <text:p>Computed orthologs</text:p>
          </table:table-cell>
          <table:table-cell table:style-name="ACE-0x7f52fcb3ad50"/>
          <table:table-cell table:style-name="ACE-0x7f52fd8a7ca8"/>
          <table:table-cell table:style-name="ACE-0x7f52fcb39bf8" office:value-type="string">
            <text:p>Mutant lines</text:p>
          </table:table-cell>
          <table:table-cell table:style-name="ACE-0x7f52fcb3ab00"/>
          <table:table-cell table:number-columns-repeated="251" table:style-name="ACE-0x7f52fcb39f70"/>
        </table:table-row>
        <table:table-row table:style-name="AROW-0">
          <table:table-cell table:style-name="ACE-0x7f52fcb3a1c0" office:value-type="string">
            <text:p>Computed paralogs</text:p>
          </table:table-cell>
          <table:table-cell table:style-name="ACE-0x7f52fcb3ac28"/>
          <table:table-cell table:style-name="ACE-0x7f52fd8a7ca8"/>
          <table:table-cell table:style-name="ACE-0x7f52fcb3a098" office:value-type="string">
            <text:p>Transgenic lines</text:p>
          </table:table-cell>
          <table:table-cell table:style-name="ACE-0x7f52fcb3ad50"/>
          <table:table-cell table:number-columns-repeated="251" table:style-name="ACE-0x7f52fcb39f70"/>
        </table:table-row>
        <table:table-row table:style-name="AROW-0">
          <table:table-cell table:style-name="ACE-0x7f52fcb3a2e8"/>
          <table:table-cell table:style-name="ACE-0x7f52fd8a7808"/>
          <table:table-cell table:style-name="ACE-0x7f52fd8a7ca8"/>
          <table:table-cell table:style-name="ACE-0x7f52fcb3a1c0" office:value-type="string">
            <text:p>Strains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style-name="ACE-0x7f52fcb39e48"/>
          <table:table-cell table:number-columns-repeated="2" table:style-name="ACE-0x7f52fcb3a788"/>
          <table:table-cell table:style-name="ACE-0x7f52fcb39e48"/>
          <table:table-cell table:style-name="ACE-0x7f52fd8a7ca8"/>
          <table:table-cell table:number-columns-repeated="251" table:style-name="ACE-0x7f52fcb39f70"/>
        </table:table-row>
        <table:table-row table:style-name="AROW-0">
          <table:table-cell table:number-columns-spanned="2" table:style-name="ACE-0x7f52fcb39ad0" office:value-type="string">
            <text:p>GENETICS</text:p>
          </table:table-cell>
          <table:covered-table-cell/>
          <table:table-cell table:style-name="ACE-0x7f52fd8a7ca8"/>
          <table:table-cell table:style-name="ACE-0x7f52fcb39e48"/>
          <table:table-cell table:style-name="ACE-0x7f52fd8a7ca8"/>
          <table:table-cell table:number-columns-repeated="251" table:style-name="ACE-0x7f52fcb39f70"/>
        </table:table-row>
        <table:table-row table:style-name="AROW-0">
          <table:table-cell table:style-name="ACE-0x7f52fcb39bf8" office:value-type="string">
            <text:p>Alleles</text:p>
          </table:table-cell>
          <table:table-cell table:style-name="ACE-0x7f52fcb3ab00"/>
          <table:table-cell table:style-name="ACE-0x7f52fd8a7ca8"/>
          <table:table-cell table:number-columns-spanned="2" table:style-name="ACE-0x7f52fcb39ad0" office:value-type="string">
            <text:p>OTHER</text:p>
          </table:table-cell>
          <table:covered-table-cell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SNPs</text:p>
          </table:table-cell>
          <table:table-cell table:style-name="ACE-0x7f52fd8a7930"/>
          <table:table-cell table:style-name="ACE-0x7f52fd8a7ca8"/>
          <table:table-cell table:style-name="ACE-0x7f52fcb39bf8" office:value-type="string">
            <text:p>Gene ontology</text:p>
          </table:table-cell>
          <table:table-cell table:style-name="ACE-0x7f52fcb3ab00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Genotypes</text:p>
          </table:table-cell>
          <table:table-cell table:style-name="ACE-0x7f52fcb3ac28"/>
          <table:table-cell table:style-name="ACE-0x7f52fd8a7ca8"/>
          <table:table-cell table:style-name="ACE-0x7f52fcb39d20" office:value-type="string">
            <text:p>Disease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style-name="ACE-0x7f52fcb39d20" office:value-type="string">
            <text:p>Linkage</text:p>
          </table:table-cell>
          <table:table-cell table:style-name="ACE-0x7f52fd8a7930"/>
          <table:table-cell table:style-name="ACE-0x7f52fd8a7ca8"/>
          <table:table-cell table:style-name="ACE-0x7f52fcb39d20" office:value-type="string">
            <text:p>Anatomy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style-name="ACE-0x7f52fcb3a098" office:value-type="string">
            <text:p>QTLs</text:p>
          </table:table-cell>
          <table:table-cell table:style-name="ACE-0x7f52fd8a7930"/>
          <table:table-cell table:style-name="ACE-0x7f52fd8a7ca8"/>
          <table:table-cell table:style-name="ACE-0x7f52fcb3a098" office:value-type="string">
            <text:p>Phenotypes</text:p>
          </table:table-cell>
          <table:table-cell table:style-name="ACE-0x7f52fcb3ad50"/>
          <table:table-cell table:number-columns-repeated="251" table:style-name="ACE-0x7f52fcb39f70"/>
        </table:table-row>
        <table:table-row table:style-name="AROW-0">
          <table:table-cell table:style-name="ACE-0x7f52fcb3a1c0" office:value-type="string">
            <text:p>Genetic interactions</text:p>
          </table:table-cell>
          <table:table-cell table:style-name="ACE-0x7f52fcb3ac28"/>
          <table:table-cell table:style-name="ACE-0x7f52fd8a7ca8"/>
          <table:table-cell table:style-name="ACE-0x7f52fcb3a538" office:value-type="string">
            <text:p>Pathways</text:p>
          </table:table-cell>
          <table:table-cell table:style-name="ACE-0x7f52fcb3ad50"/>
          <table:table-cell table:number-columns-repeated="251" table:style-name="ACE-0x7f52fcb39f70"/>
        </table:table-row>
        <table:table-row table:style-name="AROW-0">
          <table:table-cell table:number-columns-repeated="3" table:style-name="ACE-0x7f52fcb39e48"/>
          <table:table-cell table:style-name="ACE-0x7f52fcb3a1c0" office:value-type="string">
            <text:p>Publications</text:p>
          </table:table-cell>
          <table:table-cell table:style-name="ACE-0x7f52fcb3ac28"/>
          <table:table-cell table:number-columns-repeated="251" table:style-name="ACE-0x7f52fcb39f70"/>
        </table:table-row>
        <table:table-row table:style-name="AROW-0">
          <table:table-cell table:number-columns-repeated="4" table:style-name="ACE-0x7f52fcb39e48"/>
          <table:table-cell table:style-name="ACE-0x7f52fd8a7ca8"/>
          <table:table-cell table:number-columns-repeated="251" table:style-name="ACE-0x7f52fcb39f70"/>
        </table:table-row>
        <table:table-row table:style-name="AROW-0">
          <table:table-cell table:number-columns-spanned="5" table:style-name="ACE-0x7f52fcb3a410" office:value-type="string">
            <text:p>"NEXT GENERATION" SEQUENCING DATA SETS</text:p>
          </table:table-cell>
          <table:covered-table-cell table:number-columns-repeated="4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RNA-seq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Transcription factor ChIP-seq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Histone mark ChIP-seq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538" office:value-type="string">
            <text:p>Variation</text:p>
          </table:table-cell>
          <table:covered-table-cell table:number-columns-repeated="3"/>
          <table:table-cell table:style-name="ACE-0x7f52fd8a7930"/>
          <table:table-cell table:number-columns-repeated="251" table:style-name="ACE-0x7f52fcb39f70"/>
        </table:table-row>
        <table:table-row table:style-name="AROW-0">
          <table:table-cell table:number-columns-spanned="4" table:style-name="ACE-0x7f52fcb3a1c0" office:value-type="string">
            <text:p>DNA methylation</text:p>
          </table:table-cell>
          <table:covered-table-cell table:number-columns-repeated="3"/>
          <table:table-cell table:style-name="ACE-0x7f52fd8a8148"/>
          <table:table-cell table:number-columns-repeated="251" table:style-name="ACE-0x7f52fcb39f70"/>
        </table:table-row>
        <table:table-row table:style-name="AROW-0"/>
        <table:table-row table:style-name="AROW-0">
          <table:table-cell table:style-name="ACE-0x7f52fcb3a660" office:value-type="string">
            <text:p>Key</text:p>
          </table:table-cell>
          <table:table-cell table:number-columns-repeated="255" table:style-name="ACE-0x7f52fcb39f70"/>
        </table:table-row>
        <table:table-row table:style-name="AROW-11">
          <table:table-cell table:style-name="ACE-0x7f52fcb3a788" office:value-type="string">
            <text:p>Data loaded into the majority of MOD-InterMines</text:p>
          </table:table-cell>
          <table:table-cell table:style-name="ACE-0x7f52fcb3ac28"/>
          <table:table-cell table:style-name="ACE-0x7f52fcb39f70"/>
          <table:table-cell table:style-name="ACE-0x7f52fcb3a788" office:value-type="string">
            <text:p>Data not loaded into the majority of MOD-InterMines</text:p>
          </table:table-cell>
          <table:table-cell table:style-name="ACE-0x7f52fd8a8148"/>
          <table:table-cell table:number-columns-repeated="251" table:style-name="ACE-0x7f52fcb39f70"/>
        </table:table-row>
        <table:table-row table:style-name="AROW-4">
          <table:table-cell table:number-columns-repeated="256" table:style-name="ACE-0x7f52fcb39f70"/>
        </table:table-row>
        <table:table-row table:style-name="AROW-12">
          <table:table-cell table:style-name="ACE-0x7f52fcb3a8b0" office:value-type="string">
            <text:p>Please see the data section of each MOD-InterMine instance for details of data loaded.</text:p>
          </table:table-cell>
          <table:table-cell table:number-columns-repeated="4" table:style-name="ACE-0x7f52fd8a7b80"/>
          <table:table-cell table:number-columns-repeated="251" table:style-name="ACE-0x7f52fcb39f70"/>
        </table:table-row>
        <table:table-row table:style-name="AROW-0" table:number-rows-repeated="65498"/>
        <table:named-expressions>
          <table:named-expression table:name="Print_Area" table:expression="of:=#REF!" table:base-cell-address="$'uppercase'.$A$1"/>
          <table:named-expression table:name="Sheet_Title" table:expression="of:=&quot;uppercase&quot;" table:base-cell-address="$'uppercase'.$A$1"/>
        </table:named-expressions>
        <gnm:selections gnm:cursor-col="0" gnm:cursor-row="37">
          <gnm:selection gnm:start-col="0" gnm:start-row="37" gnm:end-col="0" gnm:end-row="37"/>
        </gnm:selections>
      </table:table>
      <table:table table:name="Sheet3" table:style-name="ta-0x7f52fd0c6ba0" table:print="true">
        <office:forms form:automatic-focus="false" form:apply-design-mode="false">
          <form:form/>
        </office:forms>
        <table:table-column table:default-cell-style-name="ACE-0x7f52fd8a84c0" table:style-name="ACOL-8"/>
        <table:table-column table:default-cell-style-name="ACE-0x7f52fd8a84c0" table:style-name="ACOL-13"/>
        <table:table-column table:default-cell-style-name="ACE-0x7f52fd8a84c0" table:style-name="ACOL-8" table:number-columns-repeated="2"/>
        <table:table-column table:default-cell-style-name="ACE-0x7f52fd8a84c0" table:style-name="ACOL-8" table:number-columns-repeated="252"/>
        <table:table-row table:style-name="AROW-0">
          <table:table-cell table:style-name="ACE-0x7f52fd8a8398"/>
          <table:table-cell table:number-columns-repeated="255" table:style-name="ACE-0x7f52fd8a84c0"/>
        </table:table-row>
        <table:table-row table:style-name="AROW-8">
          <table:table-cell table:number-columns-spanned="2" table:style-name="ACE-0x7f52fd8a9050" office:value-type="string">
            <text:p>Already available in:</text:p>
          </table:table-cell>
          <table:covered-table-cell/>
          <table:table-cell table:number-columns-repeated="254" table:style-name="ACE-0x7f52fd8a84c0"/>
        </table:table-row>
        <table:table-row table:style-name="AROW-4">
          <table:table-cell table:style-name="ACE-0x7f52fd8a9990" office:value-type="string">
            <text:p>*</text:p>
          </table:table-cell>
          <table:table-cell table:style-name="ACE-0x7f52fd8a9618" office:value-type="string">
            <text:p>RatMine and YeastMine <text:s/></text:p>
          </table:table-cell>
          <table:table-cell table:number-columns-repeated="254" table:style-name="ACE-0x7f52fd8a84c0"/>
        </table:table-row>
        <table:table-row table:style-name="AROW-4">
          <table:table-cell table:style-name="ACE-0x7f52fd8a9990" office:value-type="string">
            <text:p>**</text:p>
          </table:table-cell>
          <table:table-cell table:style-name="ACE-0x7f52fd8a9618" office:value-type="string">
            <text:p>ZebrafishMine and MouseMine</text:p>
          </table:table-cell>
          <table:table-cell table:number-columns-repeated="254" table:style-name="ACE-0x7f52fd8a84c0"/>
        </table:table-row>
        <table:table-row table:style-name="AROW-4">
          <table:table-cell table:style-name="ACE-0x7f52fd8a9990" office:value-type="string">
            <text:p>***</text:p>
          </table:table-cell>
          <table:table-cell table:style-name="ACE-0x7f52fd8a9178" office:value-type="string">
            <text:p>RatMine and ZebrafishMine</text:p>
          </table:table-cell>
          <table:table-cell table:number-columns-repeated="254" table:style-name="ACE-0x7f52fd8a84c0"/>
        </table:table-row>
        <table:table-row table:style-name="AROW-4">
          <table:table-cell table:style-name="ACE-0x7f52fd8a9990" office:value-type="string">
            <text:p>****</text:p>
          </table:table-cell>
          <table:table-cell table:style-name="ACE-0x7f52fd8a9178" office:value-type="string">
            <text:p>RatMine and MouseMine</text:p>
          </table:table-cell>
          <table:table-cell table:number-columns-repeated="254" table:style-name="ACE-0x7f52fd8a84c0"/>
        </table:table-row>
        <table:table-row table:style-name="AROW-0">
          <table:table-cell table:number-columns-repeated="256" table:style-name="ACE-0x7f52fd8a84c0"/>
        </table:table-row>
        <table:table-row table:style-name="AROW-0" table:number-rows-repeated="65529"/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1" gnm:cursor-row="1">
          <gnm:selection gnm:start-col="0" gnm:start-row="1" gnm:end-col="1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92.25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2ff798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2fd74d2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2fd7764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52fd0c67c0" style:display-name="ignore me, I'm a dumb header that gnumeric is inserting" style:page-layout-name="pl-0x7f52ff79815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0x7f52fd0c69b0" style:display-name="uppercase" style:page-layout-name="pl-0x7f52fd74d2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2fd0c6ba0" style:display-name="Sheet3" style:page-layout-name="pl-0x7f52fd7764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11-01T15:21:28Z</dc:date>
    <meta:creation-date>2013-10-29T15:49:40Z</meta:creation-date>
    <meta:generator>gnumeric/1.12.1</meta:generator>
    <meta:user-defined meta:name="meta:print-date" meta:value-type="date">2013-11-01T15:21:42Z</meta:user-defined>
  </office:meta>
</office:document-meta>
</file>